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0a1" officeooo:paragraph-rsid="001480a1"/>
    </style:style>
    <style:style style:name="P2" style:family="paragraph" style:parent-style-name="Standard">
      <style:text-properties officeooo:rsid="00180375" officeooo:paragraph-rsid="001480a1"/>
    </style:style>
    <style:style style:name="P3" style:family="paragraph" style:parent-style-name="Standard">
      <style:text-properties officeooo:rsid="0018bd02" officeooo:paragraph-rsid="0018bd02"/>
    </style:style>
    <style:style style:name="P4" style:family="paragraph" style:parent-style-name="Standard">
      <style:text-properties officeooo:rsid="0018bd02" officeooo:paragraph-rsid="0018bd02"/>
    </style:style>
    <style:style style:name="P5" style:family="paragraph" style:parent-style-name="Standard">
      <style:text-properties officeooo:rsid="001b20ff" officeooo:paragraph-rsid="0018bd02"/>
    </style:style>
    <style:style style:name="T1" style:family="text">
      <style:text-properties officeooo:rsid="00165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nnect to tello for missions</text:p>
      <text:p text:style-name="P1"/>
      <text:p text:style-name="P1">- open terminal</text:p>
      <text:p text:style-name="P1">- cd /aerostack2_ws/src/aerostack2/as2_aerial_platforms/as2_platform_tello$</text:p>
      <text:p text:style-name="P1">- <text:span text:style-name="T1">run command below inside the terminal</text:span></text:p>
      <text:p text:style-name="P1">- ros2 launch as2_platform_tello tello_platform.launch.py namespace:=drone0</text:p>
      <text:p text:style-name="P1"/>
      <text:p text:style-name="P1">-this will connect to the tello allowing for image capturing</text:p>
      <text:p text:style-name="P1"/>
      <text:p text:style-name="P1">- to run mission, open another terminal</text:p>
      <text:p text:style-name="P1">- go to directory with desired mission</text:p>
      <text:p text:style-name="P1">- run mission like normal</text:p>
      <text:p text:style-name="P1"/>
      <text:p text:style-name="P1"/>
      <text:p text:style-name="P2">How to connect to crazyflie</text:p>
      <text:p text:style-name="P2"/>
      <text:p text:style-name="P2">- go to project directory</text:p>
      <text:p text:style-name="P2">- run line below</text:p>
      <text:p text:style-name="P2">- ros2 launch as2_platform_crazyflie crazyflie_aideck_stream_launch.py aideck_config_<text:a xlink:type="simple" xlink:href="../../../../=crazy_aideck.yaml" text:style-name="Internet_20_link" text:visited-style-name="Visited_20_Internet_20_Link">file:=crazy_aideck.yaml</text:a></text:p>
      <text:p text:style-name="P2"/>
      <text:p text:style-name="P2">- make sure drone is connected properly in cf</text:p>
      <text:p text:style-name="P2"/>
      <text:p text:style-name="P3">How to connect to usb cameras</text:p>
      <text:p text:style-name="P3">- go to as2 cd</text:p>
      <text:p text:style-name="P3">- git checkout sensor_camera_encoding</text:p>
      <text:p text:style-name="P3">- launch line of code below with desired video usb</text:p>
      <text:p text:style-name="P3">- ros2 launch as2_usb_camera_interface as2_usb_camera_interface_launch.py device:='/dev/video2'</text:p>
      <text:p text:style-name="P3">- check rviz to make sure camera is functioning</text:p>
      <text:p text:style-name="P3">- change topic name inside of script</text:p>
      <text:p text:style-name="P3"/>
      <text:p text:style-name="P5">How to launch Rosbag for inspection</text:p>
      <text:p text:style-name="P5">- launch line of code below where rosbog is stored</text:p>
      <text:p text:style-name="P5">- ros2 bag play inspection_rosbag --clock 1000 --loop --remap /drone0/sensor_measurements/camera/camera_info:=/old_camera_inf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52:48.647970788</meta:creation-date>
    <dc:date>2024-07-09T13:27:32.256662381</dc:date>
    <meta:editing-duration>PT6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60" meta:character-count="1142" meta:non-whitespace-character-count="1009"/>
  </office:meta>
</office:document-meta>
</file>